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be54"/>
    </style:style>
    <style:style style:name="P2" style:family="paragraph" style:parent-style-name="Standard">
      <style:text-properties officeooo:paragraph-rsid="00124fdd"/>
    </style:style>
    <style:style style:name="P3" style:family="paragraph" style:parent-style-name="Standard">
      <style:text-properties style:font-name="Liberation Mono" fo:font-size="12pt" fo:font-weight="bold" officeooo:rsid="0011be54" officeooo:paragraph-rsid="0011be5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Mono" fo:font-size="12pt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11be54" style:font-size-asian="12pt" style:font-size-complex="12pt"/>
    </style:style>
    <style:style style:name="P6" style:family="paragraph" style:parent-style-name="Standard">
      <style:text-properties style:font-name="Liberation Mono" fo:font-size="12pt" officeooo:rsid="0011be54" officeooo:paragraph-rsid="0011be54" style:font-size-asian="12pt" style:font-size-complex="12pt"/>
    </style:style>
    <style:style style:name="P7" style:family="paragraph" style:parent-style-name="Standard">
      <style:text-properties officeooo:paragraph-rsid="001438aa"/>
    </style:style>
    <style:style style:name="P8" style:family="paragraph" style:parent-style-name="Standard">
      <style:text-properties officeooo:paragraph-rsid="00162e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e54" style:font-weight-asian="bold" style:font-weight-complex="bold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officeooo:rsid="0011be54" style:font-size-asian="12pt" style:font-size-complex="12pt"/>
    </style:style>
    <style:style style:name="T5" style:family="text">
      <style:text-properties style:font-name="Liberation Mono" fo:font-size="12pt" fo:font-weight="normal" officeooo:rsid="00124fdd" style:font-size-asian="12pt" style:font-weight-asian="normal" style:font-size-complex="12pt" style:font-weight-complex="normal"/>
    </style:style>
    <style:style style:name="T6" style:family="text">
      <style:text-properties style:font-name="Liberation Mono" fo:font-size="12pt" fo:font-weight="normal" officeooo:rsid="00162e81" style:font-size-asian="12pt" style:font-weight-asian="normal" style:font-size-complex="12pt" style:font-weight-complex="normal"/>
    </style:style>
    <style:style style:name="T7" style:family="text">
      <style:text-properties style:font-name="Liberation Mono" fo:font-size="12pt" fo:font-style="italic" fo:font-weight="normal" officeooo:rsid="00124fdd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Mono" fo:font-size="12pt" fo:font-style="italic" fo:font-weight="normal" officeooo:rsid="001438aa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Mono" fo:font-size="12pt" fo:font-style="italic" fo:font-weight="normal" officeooo:rsid="00162e81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Liberation Mono" fo:font-size="12pt" fo:font-style="normal" fo:font-weight="bold" officeooo:rsid="00124fdd" style:font-size-asian="12pt" style:font-style-asian="normal" style:font-weight-asian="bold" style:font-size-complex="12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ean docker env</text:p>
      <text:p text:style-name="P5">sudo docker compose down --volumes --remove-orphans<text:line-break/></text:p>
      <text:p text:style-name="P5"><text:span text:style-name="T2">initialise DB and start airflow with docker</text:span><text:line-break/>sudo docker compose up airflow-init</text:p>
      <text:p text:style-name="P4">sudo docker compose up</text:p>
      <text:p text:style-name="P4"/>
      <text:p text:style-name="P3">launch only postgresql</text:p>
      <text:p text:style-name="P4">sudo docker compose up --no-deps --build postgres</text:p>
      <text:p text:style-name="P4"/>
      <text:p text:style-name="P6">i<text:span text:style-name="T1">f 5432 port cannot be accessed after airflow-init</text:span></text:p>
      <text:p text:style-name="Standard"><text:span text:style-name="Source_20_Text"><text:span text:style-name="T3">sudo ss -lptn 'sport = :5432'</text:span></text:span></text:p>
      <text:p text:style-name="P1"><text:span text:style-name="Source_20_Text"><text:span text:style-name="T4">sudo kill &lt;pid&gt;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2"><text:span text:style-name="Source_20_Text"><text:span text:style-name="T10">if you want to add requirements</text:span></text:span></text:p>
      <text:p text:style-name="P2"><text:span text:style-name="Source_20_Text"><text:span text:style-name="T9">1) </text:span></text:span><text:span text:style-name="Source_20_Text"><text:span text:style-name="T7">make a requirements.txt file in airflow_docker folder</text:span></text:span></text:p>
      <text:p text:style-name="P2"><text:span text:style-name="Source_20_Text"><text:span text:style-name="T9">2) </text:span></text:span><text:span text:style-name="Source_20_Text"><text:span text:style-name="T7">make a DockerFile:</text:span></text:span></text:p>
      <text:p text:style-name="P2"><text:span text:style-name="Source_20_Text"><text:span text:style-name="T5"><text:tab/>FROM apache/airflow:2.5.1</text:span></text:span></text:p>
      <text:p text:style-name="P2"><text:span text:style-name="Source_20_Text"><text:span text:style-name="T5"><text:tab/>COPY requirements.txt /</text:span></text:span></text:p>
      <text:p text:style-name="P2"><text:span text:style-name="Source_20_Text"><text:span text:style-name="T5"><text:tab/>RUN pip install --no-cache-dir -r /requirements.txt</text:span></text:span></text:p>
      <text:p text:style-name="P2"><text:span text:style-name="Source_20_Text"><text:span text:style-name="T7"/></text:span></text:p>
      <text:p text:style-name="P7"><text:span text:style-name="Source_20_Text"><text:span text:style-name="T8">requirement file:</text:span></text:span></text:p>
      <text:p text:style-name="P7"><text:span text:style-name="Source_20_Text"><text:span text:style-name="T8"><text:tab/>pandas==1.3.5</text:span></text:span></text:p>
      <text:p text:style-name="P7"><text:span text:style-name="Source_20_Text"><text:span text:style-name="T8"><text:tab/>scikit-learn==1.0.2</text:span></text:span></text:p>
      <text:p text:style-name="P7"><text:span text:style-name="Source_20_Text"><text:span text:style-name="T8"><text:tab/>matplotlib==3.5.3</text:span></text:span></text:p>
      <text:p text:style-name="P2"><text:span text:style-name="Source_20_Text"><text:span text:style-name="T7"/></text:span></text:p>
      <text:p text:style-name="P2"><text:span text:style-name="Source_20_Text"><text:span text:style-name="T9">3) </text:span></text:span><text:span text:style-name="Source_20_Text"><text:span text:style-name="T7">make a docker image</text:span></text:span></text:p>
      <text:p text:style-name="P2"><text:span text:style-name="Source_20_Text"><text:span text:style-name="T5">sudo docker build . -t extending_airflow:latest</text:span></text:span></text:p>
      <text:p text:style-name="P2"><text:span text:style-name="Source_20_Text"><text:span text:style-name="T5"/></text:span></text:p>
      <text:p text:style-name="P2"><text:span text:style-name="Source_20_Text"><text:span text:style-name="T9">4) </text:span></text:span><text:span text:style-name="Source_20_Text"><text:span text:style-name="T7">replace line with AIRFLOW_IMAGE_NAME in docker-compose.yaml file with </text:span></text:span><text:span text:style-name="Source_20_Text"><text:span text:style-name="T5">image: ${AIRFLOW_IMAGE_NAME:-extending_airflow:latest}</text:span></text:span></text:p>
      <text:p text:style-name="P2"><text:span text:style-name="Source_20_Text"><text:span text:style-name="T5"/></text:span></text:p>
      <text:p text:style-name="P8"><text:span text:style-name="Source_20_Text"><text:span text:style-name="T6">5) sudo docker compose up -d --no-deps --build airflow-webserver airflow-scheduler</text:span></text:span></text:p>
      <text:p text:style-name="P8"><text:span text:style-name="Source_20_Text"><text:span text:style-name="T6"/></text:span></text:p>
      <text:p text:style-name="P8"><text:span text:style-name="Source_20_Text"><text:span text:style-name="T6">6) sudo docker compose up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16:59:17.701987442</meta:creation-date>
    <dc:date>2023-01-30T18:52:06.451418323</dc:date>
    <meta:editing-duration>PT3H34M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30" meta:character-count="916" meta:non-whitespace-character-count="810"/>
  </office:meta>
</office:document-meta>
</file>